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0.397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7339in"/>
    </style:style>
    <style:style style:name="co5" style:family="table-column">
      <style:table-column-properties fo:break-before="auto" style:column-width="0.9535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Lohit Hindi" style:font-size-asian="10pt" style:language-asian="hi" style:country-asian="IN" style:font-style-asian="normal" style:font-weight-asian="normal" style:font-name-complex="Droid Sans Fallback" style:font-size-complex="10pt" style:language-complex="en" style:country-complex="US" style:font-style-complex="normal" style:font-weight-complex="normal"/>
    </style:style>
    <style:style style:name="ce9" style:family="table-cell" style:parent-style-name="Default" style:data-style-name="N5100">
      <style:table-cell-properties style:text-align-source="fix" style:repeat-content="false"/>
      <style:paragraph-properties fo:text-align="start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fo:language="en" fo:country="US" style:letter-kerning="true" style:font-name-asian="Lohit Hindi" style:font-size-asian="12pt" style:language-asian="hi" style:country-asian="IN" style:font-name-complex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table:number-columns-spanned="9" table:number-rows-spanned="1">
            <text:p>ANNEX CONTRACT NO. <text:a xlink:href="python://o.name" xlink:type="simple">name</text:a>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number-columns-repeated="6"/>
          <table:table-cell table:style-name="ce12" office:value-type="string">
            <text:p>Contract no.</text:p>
          </table:table-cell>
          <table:table-cell table:style-name="ce13" office:value-type="string">
            <text:p><text:a xlink:href="python://o.hop_dong_id and o.hop_dong_id.name or ''" xlink:type="simple">hop_dong_id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2" office:value-type="string">
            <text:p>Date:</text:p>
          </table:table-cell>
          <table:table-cell table:style-name="ce13" office:value-type="string">
            <text:p><text:a xlink:href="python://convert_date(o.tu_ngay)" xlink:type="simple">tu_ngay</text:a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is Annex is an integral part of the Contract no.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SELLER</text:p>
          </table:table-cell>
          <table:table-cell/>
          <table:table-cell table:style-name="ce7" office:value-type="string" table:number-columns-spanned="4" table:number-rows-spanned="1">
            <text:p>VIET PHU THINH RUBBER JOINT STOCK COMPANY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table:number-columns-spanned="4" table:number-rows-spanned="1">
            <text:p>125/11 Nguyen Cuu Van Str, Binh Thanh Dist, HCMC, Viet Nam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Tel:</text:p>
          </table:table-cell>
          <table:table-cell table:style-name="ce8" office:value-type="string">
            <text:p>848-39901548 / 3990308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ax Code No.</text:p>
          </table:table-cell>
          <table:table-cell table:style-name="ce9" office:value-type="string">
            <text:p>030291015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presented by: </text:p>
          </table:table-cell>
          <table:table-cell table:style-name="ce10" office:value-type="string">
            <text:p>Mr. VU ANH PHONG</text:p>
          </table:table-cell>
          <table:table-cell table:style-name="ce10" office:value-type="string">
            <text:p>Managing Director 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gistered transaction email</text:p>
          </table:table-cell>
          <table:table-cell table:style-name="ce11" office:value-type="string">
            <text:p><text:span text:style-name="T1"><text:a xlink:href="mailto:marketing@viruco.com" xlink:type="simple">marketing@viruco.com</text:a>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UYER</text:p>
          </table:table-cell>
          <table:table-cell/>
          <table:table-cell table:style-name="ce5" office:value-type="string">
            <text:p><text:a xlink:href="python://o.hop_dong_id.partner_id and o.hop_dong_id.partner_id.name or ''" xlink:type="simple">name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ax Code No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presented by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n spite of commodity description in contract mentioned, both parties agree to sell and to buy: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This Annex is an intergral part of the Contract n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or and behalf of the Seller</text:p>
          </table:table-cell>
          <table:table-cell table:number-columns-repeated="5"/>
          <table:table-cell office:value-type="string">
            <text:p>For and behalf of the Buyer</text:p>
          </table:table-cell>
          <table:table-cell table:number-columns-repeated="1017"/>
        </table:table-row>
        <table:table-row table:style-name="ro2">
          <table:table-cell table:style-name="ce5" table:formula="of:=[.C8]" office:value-type="string" office:string-value="VIET PHU THINH RUBBER JOINT STOCK COMPANY">
            <text:p>VIET PHU THINH RUBBER JOINT STOCK COMPANY</text:p>
          </table:table-cell>
          <table:table-cell table:number-columns-repeated="5"/>
          <table:table-cell table:style-name="ce5" table:formula="of:=[.C16]" office:value-type="string" office:string-value="name">
            <text:p>name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VIRUCO-BM-7.5/6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dc:creator>phuoc </dc:creator>
    <meta:creation-date>2015-05-22T06:41:05</meta:creation-date>
    <dc:date>2015-11-13T14:43:36</dc:date>
    <meta:generator>LibreOffice/3.5$Linux_x86 LibreOffice_project/350m1$Build-2</meta:generator>
    <meta:editing-duration>PT30M5S</meta:editing-duration>
    <meta:editing-cycles>12</meta:editing-cycles>
    <meta:document-statistic meta:table-count="1" meta:cell-count="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